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Source Code Pro" svg:font-family="'Source Code Pro', Menlo, monospac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bold" style:font-weight-asian="bold"/>
    </style:style>
    <style:style style:name="P3" style:family="paragraph" style:parent-style-name="Standard">
      <style:paragraph-properties fo:margin-left="0cm" fo:margin-right="0cm" fo:text-indent="0cm" style:auto-text-indent="false"/>
      <style:text-properties fo:font-style="italic" style:font-style-asian="italic"/>
    </style:style>
    <style:style style:name="P4" style:family="paragraph" style:parent-style-name="Standard">
      <style:paragraph-properties fo:margin-left="0cm" fo:margin-right="0cm" fo:text-indent="1.27cm" style:auto-text-indent="false"/>
    </style:style>
    <style:style style:name="P5" style:family="paragraph" style:parent-style-name="Standard">
      <style:text-properties fo:font-weight="bold" style:font-weight-asian="bold"/>
    </style:style>
    <style:style style:name="P6" style:family="paragraph" style:parent-style-name="Standard" style:list-style-name="WWNum1">
      <style:paragraph-properties fo:margin-left="1.27cm" fo:margin-right="0cm" fo:text-indent="-0.635cm" style:auto-text-indent="false"/>
    </style:style>
    <style:style style:name="P7" style:family="paragraph" style:parent-style-name="Standard" style:list-style-name="WWNum1">
      <style:paragraph-properties fo:margin-left="1.27cm" fo:margin-right="0cm" fo:text-indent="-0.635cm" style:auto-text-indent="false"/>
      <style:text-properties fo:font-weight="bold" style:font-weight-asian="bold"/>
    </style:style>
    <style:style style:name="P8" style:family="paragraph" style:parent-style-name="Standard" style:list-style-name="WWNum3">
      <style:paragraph-properties fo:margin-left="1.27cm" fo:margin-right="0cm" fo:text-indent="-0.635cm" style:auto-text-indent="false"/>
    </style:style>
    <style:style style:name="P9" style:family="paragraph" style:parent-style-name="Standard" style:list-style-name="WWNum3">
      <style:paragraph-properties fo:margin-left="1.27cm" fo:margin-right="0cm" fo:text-indent="-0.635cm" style:auto-text-indent="false"/>
      <style:text-properties officeooo:paragraph-rsid="001f9075" fo:background-color="#fff200"/>
    </style:style>
    <style:style style:name="P10" style:family="paragraph" style:parent-style-name="Standard" style:list-style-name="WWNum3">
      <style:paragraph-properties fo:margin-left="1.27cm" fo:margin-right="0cm" fo:text-indent="-0.635cm" style:auto-text-indent="false"/>
      <style:text-properties officeooo:paragraph-rsid="002024ac" fo:background-color="#fff200"/>
    </style:style>
    <style:style style:name="P11" style:family="paragraph" style:parent-style-name="Standard" style:list-style-name="WWNum1">
      <style:paragraph-properties fo:margin-left="1.27cm" fo:margin-right="0cm" fo:text-indent="-0.635cm" style:auto-text-indent="false"/>
      <style:text-properties fo:background-color="#fff200"/>
    </style:style>
    <style:style style:name="P12" style:family="paragraph" style:parent-style-name="Standard" style:list-style-name="WWNum2">
      <style:paragraph-properties fo:margin-left="1.27cm" fo:margin-right="0cm" fo:text-indent="-0.635cm" style:auto-text-indent="false"/>
      <style:text-properties fo:background-color="#fff200"/>
    </style:style>
    <style:style style:name="P13" style:family="paragraph" style:parent-style-name="Standard" style:list-style-name="WWNum2">
      <style:paragraph-properties fo:margin-left="1.27cm" fo:margin-right="0cm" fo:text-indent="-0.635cm" style:auto-text-indent="false"/>
    </style:style>
    <style:style style:name="P14" style:family="paragraph" style:parent-style-name="Standard" style:list-style-name="WWNum1">
      <style:paragraph-properties fo:margin-left="2.54cm" fo:margin-right="0cm" fo:text-indent="-0.635cm" style:auto-text-indent="false"/>
    </style:style>
    <style:style style:name="P15" style:family="paragraph" style:parent-style-name="Standard" style:list-style-name="WWNum1">
      <style:paragraph-properties fo:margin-left="2.54cm" fo:margin-right="0cm" fo:text-indent="-0.635cm" style:auto-text-indent="false"/>
      <style:text-properties fo:background-color="#fff200"/>
    </style:style>
    <style:style style:name="P16"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style:font-name="Courier New" fo:font-size="10.5pt" fo:background-color="#ffffff" loext:char-shading-value="0" style:font-name-asian="Courier New1" style:font-size-asian="10.5pt" style:font-name-complex="Courier New1" style:font-size-complex="10.5pt"/>
    </style:style>
    <style:style style:name="T4" style:family="text">
      <style:text-properties fo:font-style="italic" style:font-style-asian="italic"/>
    </style:style>
    <style:style style:name="T5" style:family="text">
      <style:text-properties officeooo:rsid="001f9075"/>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officeooo:rsid="002024ac" style:text-blinking="false"/>
    </style:style>
    <style:style style:name="T8" style:family="text">
      <style:text-properties officeooo:rsid="002024ac"/>
    </style:style>
    <style:style style:name="T9" style:family="text">
      <style:text-properties officeooo:rsid="0024056e"/>
    </style:style>
    <style:style style:name="T10" style:family="text">
      <style:text-properties officeooo:rsid="002430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k55o3j5q5jgu"/>Spark / Scala Exercise 2</text:p>
      <text:p text:style-name="Standard">Create a spark application written in scala that processes the <text:a xlink:type="simple" xlink:href="https://drive.google.com/file/d/1npx5Eql7iG9JPl_rb1btBuWFb2r7zNnh/view?usp=sharing" text:style-name="ListLabel_20_28" text:visited-style-name="ListLabel_20_28"><text:span text:style-name="T1">data</text:span></text:a>, and stores the entire output as specified below per the requirements and submission guidelines. Pay close attention to performance. Assume that the same code will be run on a much larger input dataset.</text:p>
      <text:p text:style-name="Heading_20_2"><text:bookmark text:name="_13v2w6zgp24v"/>Overview</text:p>
      <text:p text:style-name="Standard">When processing large amounts of data over time it’s important to process only the new data in incremental batches for performance and cost efficiency. This exercise is designed to simulate processing an incremental and full batches.</text:p>
      <text:p text:style-name="Standard"/>
      <text:p text:style-name="Standard">The input data contains company attributes from many data sources. Each source has a numeric source id. In every input batch, data is loaded from a subset of sources and may only cover part of the companies in the dataset. In other words, each input batch contains parts of the final company records you will produce in the output.</text:p>
      <text:p text:style-name="Heading_20_2"><text:bookmark text:name="_hw7llkdbnw1k"/>Requirements</text:p>
      <text:p text:style-name="Heading_20_3"><text:bookmark text:name="_movhag98f5yf"/>Project</text:p>
      <text:list xml:id="list1652651844" text:style-name="WWNum1">
        <text:list-item>
          <text:p text:style-name="P6">Create a Scala SBT project</text:p>
        </text:list-item>
        <text:list-item>
          <text:p text:style-name="P6">Use the Spark <text:span text:style-name="T2">Scala API</text:span> and Dataframes/Datasets</text:p>
          <text:list>
            <text:list-item>
              <text:p text:style-name="P14">Do not use Spark SQL with a sql string!</text:p>
            </text:list-item>
            <text:list-item>
              <text:p text:style-name="P14"><text:span text:style-name="T2">If you write</text:span> <text:span text:style-name="T3">spark.sql(</text:span>“select ….”) <text:span text:style-name="T2">you are doing it wrong!!</text:span></text:p>
            </text:list-item>
          </text:list>
        </text:list-item>
      </text:list>
      <text:p text:style-name="P2"/>
      <text:list xml:id="list34559881251339" text:continue-numbering="true" text:style-name="WWNum1">
        <text:list-item>
          <text:p text:style-name="P7">This application should be close to production quality, with consideration of performance, ease of use, well organized and clean. Comment as necessary. Remove extra debug code or comment it out to avoid extra processing.</text:p>
        </text:list-item>
      </text:list>
      <text:p text:style-name="Heading_20_3"><text:bookmark text:name="_mqy0dgwin8im"/>Processing</text:p>
      <text:p text:style-name="P2">Application Parameters</text:p>
      <text:p text:style-name="P2"/>
      <text:p text:style-name="P1">inputPath: String</text:p>
      <text:p text:style-name="P1">Full path to the input data for each run.</text:p>
      <text:p text:style-name="P2"><text:s/></text:p>
      <text:p text:style-name="P1">outputPath: String</text:p>
      <text:p text:style-name="P1">Full path to the output location where data will be written.</text:p>
      <text:p text:style-name="P2"/>
      <text:p text:style-name="P3">batchId: Long</text:p>
      <text:p text:style-name="P1">The batch id to process</text:p>
      <text:p text:style-name="P1"/>
      <text:p text:style-name="P3"><text:soft-page-break/>lastFullBatchId: Option[Long]</text:p>
      <text:p text:style-name="P1">The batch id indicating the most recent full batch available, None for first run.</text:p>
      <text:p text:style-name="P1"/>
      <text:p text:style-name="P3">createFullBatch: Boolean</text:p>
      <text:p text:style-name="P1">If true, then create a full batch by combining previous full batch plus incremental batches since. If false, only create an incremental batch output with the changes in the current batch.</text:p>
      <text:p text:style-name="P1"/>
      <text:p text:style-name="P5">Attribute Rules</text:p>
      <text:list xml:id="list1412287951" text:style-name="WWNum3">
        <text:list-item>
          <text:p text:style-name="P8">For each company, take all attributes with highest probability. </text:p>
          <text:list>
            <text:list-header>
              <text:p text:style-name="P9"><text:span text:style-name="T5">- We will identify maximum attribute_prob for each company (across all atrribute_id) and then select only those attribute_id &amp; </text:span><text:bookmark text:name="docs-internal-guid-fafed953-7fff-f922-d740-24beb8f43b0e"/><text:span text:style-name="T6">attribute_value’</text:span><text:span text:style-name="T7">s</text:span><text:span text:style-name="T5"> which have atleast one attribute_prob which matches with maximum attrib_prob (maximum within company across attribute_id)</text:span></text:p>
            </text:list-header>
          </text:list>
        </text:list-item>
        <text:list-item>
          <text:p text:style-name="P8">If probabilities are the same, then take the attribute value from the newer batch.</text:p>
          <text:list>
            <text:list-item>
              <text:list>
                <text:list-item>
                  <text:list>
                    <text:list-item>
                      <text:list>
                        <text:list-item>
                          <text:list>
                            <text:list-item>
                              <text:list>
                                <text:list-item>
                                  <text:list>
                                    <text:list-item>
                                      <text:list>
                                        <text:list-header>
                                          <text:p text:style-name="P10">- <text:span text:style-name="T8">This rule states how we handle duplicates on attribute probablity for the same company_id, attribute_id combination when found in 2 diferent batch files. It does not state any logic for handling duplicates within same batch but I believe that is not needed as I have verified in data and found no such batch</text:span>. </text:p>
                                          <text:p text:style-name="P10"><text:span text:style-name="T8">- In case there is an attribute_id which has more than one row having the maximum attrib_prob (maximum within company across attribute_id) then we need to pick the values from the row which belongs to the latest batch_id. </text:span></text:p>
                                        </text:list-header>
                                      </text:list>
                                    </text:list-item>
                                  </text:list>
                                </text:list-item>
                              </text:list>
                            </text:list-item>
                          </text:list>
                        </text:list-item>
                      </text:list>
                    </text:list-item>
                  </text:list>
                </text:list-item>
              </text:list>
            </text:list-item>
          </text:list>
        </text:list-item>
      </text:list>
      <text:p text:style-name="P1"/>
      <text:p text:style-name="P5">Run 1</text:p>
      <text:list xml:id="list34560828337299" text:continue-list="list34559881251339" text:style-name="WWNum1">
        <text:list-item>
          <text:p text:style-name="P6">Pass parameters inputPath=”..input/run_1”, <text:span text:style-name="T4">batchId=495</text:span>, <text:span text:style-name="T4">lastFullBatchId=None, createFullBatch= true</text:span>.</text:p>
        </text:list-item>
        <text:list-item>
          <text:p text:style-name="P6">Since createFullBatch is true and lastFullBatchId is None, read in all input batches up to and including 495</text:p>
        </text:list-item>
        <text:list-item>
          <text:p text:style-name="P6">Produce a single batch output, applying the attribute rules</text:p>
        </text:list-item>
        <text:list-item>
          <text:p text:style-name="P6">Output format is Parquet and stored in the output directory provided. The output batch should be stored in its own partition with batch id 495 (same as input structure)</text:p>
        </text:list-item>
      </text:list>
      <text:p text:style-name="P5">Run 2</text:p>
      <text:list xml:id="list34561177716232" text:continue-numbering="true" text:style-name="WWNum1">
        <text:list-item>
          <text:p text:style-name="P6">Pass parameters <text:s/>inputPath=”..input/run_2”, <text:span text:style-name="T4">batchId=597</text:span>, <text:span text:style-name="T4">lastFullBatchId=495, createFullBatch= false</text:span>.</text:p>
        </text:list-item>
        <text:list-item>
          <text:p text:style-name="P6">Read input batch <text:span text:style-name="T4">597</text:span> and the previous full batch output 495 you produced in run 1</text:p>
          <text:p text:style-name="P11">- <text:span text:style-name="T9">My understanding is that we will need to pull the source data from all batch_id &gt; 495 upto the batch_id = 597 (I believe that without this we may lose data for all intermediatery batches so I am proceeding with this assumption). This data needs to be combined with the target data produced in run 1 for batch_id=495</text:span></text:p>
        </text:list-item>
        <text:list-item>
          <text:p text:style-name="P6">Process batch 597 using the same rules you’ve already implemented and produce only the incremental batch changes as follows:</text:p>
          <text:list>
            <text:list-item>
              <text:p text:style-name="P14">Include <text:span text:style-name="T2">all</text:span> <text:span text:style-name="T2">attributes</text:span> for only the companies that have <text:span text:style-name="T2">at least one</text:span> change.</text:p>
              <text:p text:style-name="P15">- <text:span text:style-name="T10">My understanding is that by change we mean either a new attribute is added with higher probablity or an existing attribute appears again with higher value</text:span></text:p>
            </text:list-item>
            <text:list-item>
              <text:p text:style-name="P14">Store the incremental output in a partition, using batch id 597. </text:p>
            </text:list-item>
          </text:list>
        </text:list-item>
      </text:list>
      <text:p text:style-name="P5"><text:soft-page-break/>Run 3</text:p>
      <text:list xml:id="list2864402239" text:style-name="WWNum2">
        <text:list-item>
          <text:p text:style-name="P13">Pass parameters <text:s/>inputPath=”..input/run_3”, <text:span text:style-name="T4">batchId=648</text:span>, <text:span text:style-name="T4">lastFullBatchId=495, createFullBatch= true</text:span>.</text:p>
        </text:list-item>
        <text:list-item>
          <text:p text:style-name="P13">Read outputs for 495 (run 1) and incremental 597 (run 2) and combine with all data in this run to produce a full output with batch_id 648 in the output folder</text:p>
          <text:p text:style-name="P12">- <text:span text:style-name="T9">My understanding here is again that we will be pulling all the source data for batch_id &gt; 597 and upto batch_id=648. This data needs to be combined with the target data of partition 495 &amp; 597 loaded in run 1 and run 2 respectivily to produce the final output.</text:span></text:p>
        </text:list-item>
      </text:list>
      <text:p text:style-name="Heading_20_2"><text:bookmark text:name="_txzboal9v6bl"/>Data</text:p>
      <text:p text:style-name="Standard">All data for the runs is available <text:a xlink:type="simple" xlink:href="https://drive.google.com/file/d/1npx5Eql7iG9JPl_rb1btBuWFb2r7zNnh/view?usp=sharing" text:style-name="ListLabel_20_28" text:visited-style-name="ListLabel_20_28"><text:span text:style-name="T1">here</text:span></text:a>. The input batches are split into 3 groups for clarity and to simulate multiple runs. The format is parquet files under each partition.</text:p>
      <text:p text:style-name="Standard"/>
      <text:p text:style-name="Heading_20_3"><text:bookmark text:name="_ezrjtc3tq36a"/>Input</text:p>
      <text:p text:style-name="P5">input/run_1:</text:p>
      <text:p text:style-name="Standard">batch_id=73</text:p>
      <text:p text:style-name="Standard">batch_id=75</text:p>
      <text:p text:style-name="Standard">batch_id=76</text:p>
      <text:p text:style-name="Standard"/>
      <text:p text:style-name="Standard">...</text:p>
      <text:p text:style-name="Standard">batch_id=495</text:p>
      <text:p text:style-name="Standard"/>
      <text:p text:style-name="P5">input/run_2:</text:p>
      <text:p text:style-name="Standard">batch_id=508</text:p>
      <text:p text:style-name="Standard">batch_id=514</text:p>
      <text:p text:style-name="Standard">…</text:p>
      <text:p text:style-name="Standard">batch_id=597</text:p>
      <text:p text:style-name="Standard"/>
      <text:p text:style-name="P5">input/run_3:</text:p>
      <text:p text:style-name="Standard">batch_id=601</text:p>
      <text:p text:style-name="Standard">batch_id=605</text:p>
      <text:p text:style-name="Standard">…</text:p>
      <text:p text:style-name="Standard">batch_id=648</text:p>
      <text:p text:style-name="Standard"/>
      <text:p text:style-name="Heading_20_3"><text:bookmark text:name="_xz65goyl8naw"/>Output</text:p>
      <text:p text:style-name="Standard">output/batch_id=495</text:p>
      <text:p text:style-name="Standard">output/batch_id=597</text:p>
      <text:p text:style-name="Standard">output/batch_id=648</text:p>
      <text:p text:style-name="Heading_20_2"><text:bookmark text:name="_4imxzss13012"/><text:soft-page-break/>Schema</text:p>
      <text:p text:style-name="Standard">The input and output data schema should be the same:</text:p>
      <text:p text:style-name="Standard"/>
      <text:p text:style-name="Standard"><text:s/><text:tab/>batch_id: long</text:p>
      <text:p text:style-name="Standard"><text:tab/>company_id: Integer</text:p>
      <text:p text:style-name="Standard"><text:s/><text:tab/>source_id: integer</text:p>
      <text:p text:style-name="P4">attribute_id: integer</text:p>
      <text:p text:style-name="P4">attribute_prob: double</text:p>
      <text:p text:style-name="P4">attribute_value: string</text:p>
      <text:p text:style-name="P4"/>
      <text:p text:style-name="P1"/>
      <text:p text:style-name="Heading_20_2"><text:bookmark text:name="_g94w9xhlzwal"/>Submission Guidelines</text:p>
      <text:p text:style-name="Standard">Please submit the entire scala sbt project with all code necessary to build and run the app. You can bundle it as a zip, tarball or github link. Also include a copy of the output folders that is generated from running the ap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Source Code Pro" svg:font-family="'Source Code Pro', Menlo, monospac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28T02:49:40.673659623</dc:date>
    <meta:editing-duration>PT6H57M37S</meta:editing-duration>
    <meta:editing-cycles>4</meta:editing-cycles>
    <meta:document-statistic meta:table-count="0" meta:image-count="0" meta:object-count="0" meta:page-count="4" meta:paragraph-count="81" meta:word-count="901" meta:character-count="5508" meta:non-whitespace-character-count="4699"/>
  </office:meta>
</office:document-meta>
</file>